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7bf" officeooo:paragraph-rsid="000287bf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officeooo:rsid="000287bf" officeooo:paragraph-rsid="00028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tácora-Avance de proyecto</text:p>
      <text:p text:style-name="P1">Titulo de proyecto:Pagina web de mediateca.</text:p>
      <text:p text:style-name="P1">Jefes de proyecto:</text:p>
      <text:p text:style-name="P1"/>
      <text:p text:style-name="P1"><text:tab/>-Sandra Diego Ortiz</text:p>
      <text:p text:style-name="P1"><text:tab/>-Luis</text:p>
      <text:p text:style-name="P1"><text:tab/>-</text:p>
      <text:p text:style-name="P1"><text:tab/>-</text:p>
      <text:p text:style-name="P1">Integrantes:</text:p>
      <text:p text:style-name="P1"><text:tab/>-Sergio Katagiri Takao</text:p>
      <text:p text:style-name="P1"><text:tab/>-Isac Valencia Medina</text:p>
      <text:p text:style-name="P1"/>
      <text:p text:style-name="P1"/>
      <text:p text:style-name="P1">PRIMERA SESIÓN<text:tab/><text:tab/><text:tab/><text:tab/><text:tab/><text:tab/><text:tab/><text:tab/><text:tab/>Fecha:12/06/2017</text:p>
      <text:p text:style-name="P1"/>
      <text:p text:style-name="P1">Actividades:</text:p>
      <text:p text:style-name="P1"><text:tab/>-En esta primera sesion hubo una reunion en la que se trato el objetivo del proyecto, este objetivo es el rediseño de la pagina web de la mediateca, que sea intuitiva y amigable con el usuario y que se adapte a las tendencias de hoy en dia, tambien se dijo que la parte del sistema que administra la pagina debe cambiarse para un mejor funcionamiento y que al termino del rediseño de la pagina este sera la segunda fase del proyecto.</text:p>
      <text:p text:style-name="P1"/>
      <text:p text:style-name="P1"><text:tab/>-Conociendo ya los requerimientos del proyect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%Completado:100</text:p>
      <text:p text:style-name="P1"/>
      <text:p text:style-name="P1"/>
      <text:p text:style-name="P1">Recursos:</text:p>
      <text:p text:style-name="P1"><text:tab/>-Equipo de computo con conexión a internet.</text:p>
      <text:p text:style-name="P1"><text:tab/>-Software de desarrollo:HTML5, Materialize. notepad ++, sublime text</text:p>
      <text:p text:style-name="P1"><text:tab/>-Github</text:p>
      <text:p text:style-name="P1"><text:tab/>-imáge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0:18:14.573000000</meta:creation-date>
    <dc:date>2017-06-14T14:13:23.558000000</dc:date>
    <meta:editing-duration>PT3H39M58S</meta:editing-duration>
    <meta:editing-cycles>1</meta:editing-cycles>
    <meta:document-statistic meta:table-count="0" meta:image-count="0" meta:object-count="0" meta:page-count="1" meta:paragraph-count="20" meta:word-count="135" meta:character-count="863" meta:non-whitespace-character-count="727"/>
    <meta:generator>LibreOffice/5.0.0.5$Windows_x86 LibreOffice_project/1b1a90865e348b492231e1c451437d7a15bb262b</meta:generator>
  </office:meta>
</office:document-meta>
</file>